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23E5C7CD8EBBD4323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8db" officeooo:paragraph-rsid="000138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1"/>
      <text:p text:style-name="P1"><text:a xlink:type="simple" xlink:href="https://codepen.io/Rorian/pen/BJiep" text:style-name="Internet_20_link" text:visited-style-name="Visited_20_Internet_20_Link">https://codepen.io/Rorian/pen/BJiep</text:a></text:p>
      <text:p text:style-name="P1"/>
      <text:p text:style-name="P1"><draw:frame draw:style-name="fr1" draw:name="Image1" text:anchor-type="char" svg:width="12.753cm" svg:height="15.187cm" draw:z-index="0"><draw:image xlink:href="Pictures/10000201000001E20000023E5C7CD8EBBD4323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4:27:51.417549073</meta:creation-date>
    <dc:date>2021-11-08T14:29:05.574050901</dc:date>
    <meta:editing-duration>PT1M1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2" meta:character-count="39" meta:non-whitespace-character-count="39"/>
  </office:meta>
</office:document-meta>
</file>